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pitch="variable"/>
    <style:font-face style:name="Arial Unicode MS" svg:font-family="'Arial Unicode MS'" style:font-family-generic="system" style:font-pitch="variable"/>
    <style:font-face style:name="Arial Unicode MS1" svg:font-family="'Arial Unicode MS'" style:font-family-generic="roman" style:font-pitch="variable"/>
    <style:font-face style:name="Arial1" svg:font-family="Arial" style:font-family-generic="swiss" style:font-pitch="variable"/>
    <style:font-face style:name="Courier New" svg:font-family="'Courier New'" style:font-family-generic="modern" style:font-pitch="variable"/>
    <style:font-face style:name="Courier New1" svg:font-family="'Courier New'" style:font-family-generic="roman" style:font-pitch="variable"/>
    <style:font-face style:name="Courier New2" svg:font-family="'Courier New'" style:font-family-generic="modern" style:font-pitch="fixed"/>
    <style:font-face style:name="Liberation Mono" svg:font-family="'Liberation Mono', 'Courier New'" style:font-family-generic="roman" style:font-pitch="variable"/>
    <style:font-face style:name="Liberation Mono1"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Wingdings" svg:font-family="Wingdings" style:font-family-generic="system" style:font-pitch="variable" style:font-charset="x-symbol"/>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left="0.05pt solid #000000" fo:border-right="0.05pt solid #000000" fo:border-top="0.05pt solid #000000" fo:border-bottom="none"/>
    </style:style>
    <style:style style:name="Table1.A2" style:family="table-cell">
      <style:table-cell-properties fo:padding="0.097cm" fo:border-left="0.05pt solid #000000" fo:border-right="0.05pt solid #000000" fo:border-top="none" fo:border-bottom="none"/>
    </style:style>
    <style:style style:name="Table1.A10" style:family="table-cell">
      <style:table-cell-properties fo:padding="0.097cm" fo:border-left="0.05pt solid #000000" fo:border-right="0.05pt solid #000000" fo:border-top="none" fo:border-bottom="0.05pt solid #000000"/>
    </style:style>
    <style:style style:name="Table2" style:family="table">
      <style:table-properties style:width="17cm" fo:break-before="page"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style:font-name="Arial" fo:font-size="12pt" officeooo:paragraph-rsid="001d8dae" style:font-size-asian="12pt" style:font-size-complex="12pt"/>
    </style:style>
    <style:style style:name="P3" style:family="paragraph" style:parent-style-name="Standard">
      <style:paragraph-properties fo:text-align="end" style:justify-single-word="false"/>
      <style:text-properties style:font-name="Arial" fo:font-size="12pt" officeooo:rsid="001d8dae" officeooo:paragraph-rsid="001d8dae" style:font-size-asian="12pt" style:font-size-complex="12pt"/>
    </style:style>
    <style:style style:name="P4" style:family="paragraph" style:parent-style-name="Table_20_Contents">
      <style:text-properties style:font-name="Arial" fo:font-size="12pt" officeooo:rsid="000cc604" officeooo:paragraph-rsid="000cc604" style:font-size-asian="12pt" style:font-name-complex="Mangal" style:font-size-complex="12pt"/>
    </style:style>
    <style:style style:name="P5" style:family="paragraph" style:parent-style-name="Table_20_Contents">
      <style:text-properties style:font-name="Arial" fo:font-size="12pt" officeooo:rsid="000df896" officeooo:paragraph-rsid="000df896" style:font-size-asian="12pt" style:font-name-complex="Mangal" style:font-size-complex="12pt"/>
    </style:style>
    <style:style style:name="P6" style:family="paragraph" style:parent-style-name="Table_20_Contents">
      <style:text-properties style:font-name="Arial" fo:font-size="12pt" fo:font-weight="bold" officeooo:rsid="0085c078" officeooo:paragraph-rsid="0085c078" style:font-size-asian="12pt" style:font-weight-asian="bold" style:font-name-complex="Mangal" style:font-size-complex="12pt" style:font-weight-complex="bold"/>
    </style:style>
    <style:style style:name="P7" style:family="paragraph" style:parent-style-name="Table_20_Contents">
      <style:text-properties style:font-name="Arial" fo:font-size="12pt" fo:font-weight="bold" officeooo:rsid="008a5403" officeooo:paragraph-rsid="008a5403" style:font-size-asian="12pt" style:font-weight-asian="bold" style:font-name-complex="Mangal" style:font-size-complex="12pt" style:font-weight-complex="bold"/>
    </style:style>
    <style:style style:name="P8" style:family="paragraph" style:parent-style-name="Standard">
      <style:text-properties style:font-name="Arial" fo:font-size="12pt" fo:font-weight="bold" officeooo:rsid="0024ec48" officeooo:paragraph-rsid="0012279c" style:font-size-asian="12pt" style:font-weight-asian="bold" style:font-size-complex="12pt" style:font-weight-complex="bold"/>
    </style:style>
    <style:style style:name="P9" style:family="paragraph" style:parent-style-name="Table_20_Contents">
      <style:text-properties style:font-name="Arial" fo:font-size="12pt" fo:font-weight="normal" officeooo:rsid="006a182d" officeooo:paragraph-rsid="006a182d" style:font-size-asian="12pt" style:font-weight-asian="normal" style:font-name-complex="Mangal" style:font-size-complex="12pt" style:font-weight-complex="normal"/>
    </style:style>
    <style:style style:name="P10" style:family="paragraph" style:parent-style-name="Table_20_Contents">
      <style:text-properties style:font-name="Arial" fo:font-size="12pt" fo:font-weight="normal" officeooo:rsid="0081d188" officeooo:paragraph-rsid="007d8d2a" style:font-size-asian="12pt" style:font-weight-asian="normal" style:font-name-complex="Mangal" style:font-size-complex="12pt" style:font-weight-complex="normal"/>
    </style:style>
    <style:style style:name="P11" style:family="paragraph" style:parent-style-name="Table_20_Contents">
      <style:text-properties style:font-name="Arial" fo:font-size="12pt" fo:font-weight="normal" officeooo:rsid="0085c078" officeooo:paragraph-rsid="0085c078" style:font-size-asian="12pt" style:font-weight-asian="normal" style:font-name-complex="Mangal" style:font-size-complex="12pt" style:font-weight-complex="normal"/>
    </style:style>
    <style:style style:name="P12" style:family="paragraph" style:parent-style-name="Table_20_Contents">
      <style:text-properties style:font-name="Arial" fo:font-size="12pt" fo:font-weight="normal" officeooo:rsid="008817a4" officeooo:paragraph-rsid="008817a4" style:font-size-asian="12pt" style:font-weight-asian="normal" style:font-name-complex="Mangal" style:font-size-complex="12pt" style:font-weight-complex="normal"/>
    </style:style>
    <style:style style:name="P13" style:family="paragraph" style:parent-style-name="Table_20_Contents">
      <style:text-properties style:font-name="Arial" fo:font-size="12pt" fo:font-weight="normal" officeooo:rsid="0089ef31" officeooo:paragraph-rsid="0089ef31" style:font-size-asian="12pt" style:font-weight-asian="normal" style:font-name-complex="Mangal" style:font-size-complex="12pt" style:font-weight-complex="normal"/>
    </style:style>
    <style:style style:name="P14" style:family="paragraph" style:parent-style-name="Table_20_Contents">
      <style:text-properties style:font-name="Arial" fo:font-size="12pt" fo:font-weight="normal" officeooo:rsid="008a5403" officeooo:paragraph-rsid="008a5403" style:font-size-asian="12pt" style:font-weight-asian="normal" style:font-name-complex="Mangal" style:font-size-complex="12pt" style:font-weight-complex="normal"/>
    </style:style>
    <style:style style:name="P15" style:family="paragraph" style:parent-style-name="Table_20_Contents">
      <style:text-properties style:font-name="Arial" fo:font-size="12pt" fo:font-style="normal" fo:font-weight="bold" officeooo:rsid="00863d07" officeooo:paragraph-rsid="00863d07" style:font-size-asian="12pt" style:font-style-asian="normal" style:font-weight-asian="bold" style:font-name-complex="Mangal" style:font-size-complex="12pt" style:font-style-complex="normal" style:font-weight-complex="bold"/>
    </style:style>
    <style:style style:name="P16" style:family="paragraph" style:parent-style-name="Table_20_Contents">
      <style:text-properties style:font-name="Arial" fo:font-size="12pt" fo:font-style="normal" fo:font-weight="normal" officeooo:rsid="00863d07" officeooo:paragraph-rsid="00863d07" style:font-size-asian="12pt" style:font-style-asian="normal" style:font-weight-asian="normal" style:font-name-complex="Mangal" style:font-size-complex="12pt" style:font-style-complex="normal" style:font-weight-complex="normal"/>
    </style:style>
    <style:style style:name="P17" style:family="paragraph" style:parent-style-name="Table_20_Contents">
      <style:text-properties style:font-name="Arial" fo:font-size="12pt" fo:font-style="normal" fo:font-weight="normal" officeooo:rsid="008817a4" officeooo:paragraph-rsid="008817a4" style:font-size-asian="12pt" style:font-style-asian="normal" style:font-weight-asian="normal" style:font-name-complex="Mangal" style:font-size-complex="12pt" style:font-style-complex="normal" style:font-weight-complex="normal"/>
    </style:style>
    <style:style style:name="P18" style:family="paragraph" style:parent-style-name="Standard">
      <style:text-properties fo:font-variant="normal" fo:text-transform="none" fo:color="#222222" loext:opacity="100%" style:font-name="Arial" fo:font-size="12pt" fo:letter-spacing="normal" fo:font-style="normal" fo:font-weight="normal" officeooo:rsid="000b9e15" style:font-size-asian="12pt" style:font-size-complex="12pt"/>
    </style:style>
    <style:style style:name="P19" style:family="paragraph" style:parent-style-name="Listenabsatz">
      <style:text-properties fo:font-variant="normal" fo:text-transform="none" fo:color="#222222" loext:opacity="100%" style:font-name="Arial" fo:font-size="12pt" fo:letter-spacing="normal" fo:font-style="normal" fo:font-weight="normal" officeooo:rsid="000b9e15" officeooo:paragraph-rsid="000b9e15" style:font-size-asian="12pt" style:font-size-complex="12pt"/>
    </style:style>
    <style:style style:name="P20" style:family="paragraph" style:parent-style-name="Listenabsatz">
      <style:paragraph-properties fo:margin-left="0cm" fo:margin-right="0cm" fo:text-indent="0cm" style:auto-text-indent="false"/>
      <style:text-properties fo:font-variant="normal" fo:text-transform="none" fo:color="#222222" loext:opacity="100%" style:font-name="Arial" fo:font-size="12pt" fo:letter-spacing="normal" fo:font-style="normal" fo:font-weight="normal" officeooo:rsid="000b9e15" officeooo:paragraph-rsid="000b9e15" style:font-size-asian="12pt" style:font-size-complex="12pt"/>
    </style:style>
    <style:style style:name="P21" style:family="paragraph" style:parent-style-name="Listenabsatz">
      <style:paragraph-properties fo:margin-left="0cm" fo:margin-right="0cm" fo:text-indent="0cm" style:auto-text-indent="false" fo:break-before="page"/>
      <style:text-properties fo:font-variant="normal" fo:text-transform="none" fo:color="#222222" loext:opacity="100%" style:font-name="Arial" fo:font-size="12pt" fo:letter-spacing="normal" fo:font-style="normal" fo:font-weight="normal" officeooo:rsid="000b9e15" officeooo:paragraph-rsid="000b9e15" style:font-size-asian="12pt" style:font-size-complex="12pt"/>
    </style:style>
    <style:style style:name="P22" style:family="paragraph" style:parent-style-name="Listenabsatz">
      <style:text-properties fo:font-variant="normal" fo:text-transform="none" fo:color="#222222" loext:opacity="100%" style:font-name="Arial" fo:font-size="12pt" fo:letter-spacing="normal" fo:font-style="normal" fo:font-weight="bold" officeooo:rsid="000b9e15" officeooo:paragraph-rsid="000b9e15" style:font-size-asian="12pt" style:font-weight-asian="bold" style:font-size-complex="12pt" style:font-weight-complex="bold"/>
    </style:style>
    <style:style style:name="P23" style:family="paragraph" style:parent-style-name="Table_20_Contents">
      <style:text-properties fo:font-variant="normal" fo:text-transform="none" fo:color="#000000" loext:opacity="100%" style:font-name="Arial" fo:font-size="12pt" fo:letter-spacing="normal" fo:font-style="normal" fo:font-weight="bold" officeooo:rsid="00790dac" officeooo:paragraph-rsid="00790dac" style:font-name-asian="Courier New2" style:font-size-asian="12pt" style:font-weight-asian="bold" style:font-name-complex="Mangal" style:font-size-complex="12pt" style:font-weight-complex="bold"/>
    </style:style>
    <style:style style:name="P24" style:family="paragraph" style:parent-style-name="Table_20_Contents">
      <style:text-properties fo:font-variant="normal" fo:text-transform="none" fo:color="#000000" loext:opacity="100%" style:font-name="Courier New" fo:font-size="12pt" fo:letter-spacing="normal" fo:font-style="normal" fo:font-weight="normal" officeooo:rsid="006b75dd" officeooo:paragraph-rsid="006a182d" style:font-name-asian="Courier New2" style:font-size-asian="12pt" style:font-weight-asian="normal" style:font-name-complex="Mangal" style:font-size-complex="12pt" style:font-weight-complex="normal"/>
    </style:style>
    <style:style style:name="P25" style:family="paragraph" style:parent-style-name="Table_20_Contents">
      <style:text-properties fo:font-variant="normal" fo:text-transform="none" fo:color="#000000" loext:opacity="100%" style:font-name="Courier New" fo:font-size="12pt" fo:letter-spacing="normal" fo:font-style="normal" fo:font-weight="bold" officeooo:rsid="00790dac" officeooo:paragraph-rsid="00790dac" style:font-name-asian="Courier New2" style:font-size-asian="12pt" style:font-weight-asian="bold" style:font-name-complex="Mangal" style:font-size-complex="12pt" style:font-weight-complex="bold"/>
    </style:style>
    <style:style style:name="P26" style:family="paragraph" style:parent-style-name="Table_20_Contents">
      <style:text-properties fo:font-variant="normal" fo:text-transform="none" style:use-window-font-color="true" loext:opacity="0%" style:font-name="Arial1" fo:font-size="11pt" fo:letter-spacing="normal" fo:font-style="normal" fo:font-weight="normal" officeooo:rsid="0076fb98" officeooo:paragraph-rsid="0076fb98" style:font-name-asian="Courier New2" style:font-size-asian="11pt" style:font-weight-asian="normal" style:font-name-complex="Mangal" style:font-size-complex="12pt" style:font-weight-complex="normal"/>
    </style:style>
    <style:style style:name="P27" style:family="paragraph" style:parent-style-name="Table_20_Contents">
      <style:text-properties fo:color="#f10d0c" loext:opacity="100%" style:font-name="Arial" fo:font-size="12pt" fo:font-weight="bold" officeooo:rsid="0076fb98" officeooo:paragraph-rsid="006b75dd" style:font-size-asian="12pt" style:font-weight-asian="bold" style:font-name-complex="Mangal" style:font-size-complex="12pt" style:font-weight-complex="bold"/>
    </style:style>
    <style:style style:name="P28" style:family="paragraph" style:parent-style-name="Table_20_Contents">
      <style:text-properties style:use-window-font-color="true" loext:opacity="0%" style:font-name="Arial" fo:font-size="12pt" fo:font-weight="bold" officeooo:rsid="008a5403" officeooo:paragraph-rsid="008a5403" style:font-size-asian="12pt" style:font-weight-asian="bold" style:font-name-complex="Mangal" style:font-size-complex="12pt" style:font-weight-complex="bold"/>
    </style:style>
    <style:style style:name="P29" style:family="paragraph" style:parent-style-name="Standard" style:master-page-name="MP0">
      <style:paragraph-properties style:page-number="auto" fo:break-before="page"/>
      <style:text-properties style:font-name="Arial" fo:font-size="12pt" officeooo:rsid="003173c6" officeooo:paragraph-rsid="003173c6" style:font-size-asian="12pt" style:font-size-complex="12pt"/>
    </style:style>
    <style:style style:name="P30" style:family="paragraph" style:parent-style-name="Table_20_Contents">
      <style:text-properties style:font-name="Arial" fo:font-size="12pt" fo:font-weight="normal" officeooo:rsid="0085c078" officeooo:paragraph-rsid="0085c078" style:font-size-asian="12pt" style:font-weight-asian="normal" style:font-name-complex="Mangal" style:font-size-complex="12pt" style:font-weight-complex="normal"/>
    </style:style>
    <style:style style:name="P31" style:family="paragraph" style:parent-style-name="Table_20_Contents">
      <style:text-properties style:font-name="Arial" fo:font-size="12pt" fo:font-weight="normal" officeooo:rsid="0089ef31" officeooo:paragraph-rsid="0089ef31" style:font-size-asian="12pt" style:font-weight-asian="normal" style:font-name-complex="Mangal" style:font-size-complex="12pt" style:font-weight-complex="normal"/>
    </style:style>
    <style:style style:name="P32" style:family="paragraph" style:parent-style-name="Table_20_Contents">
      <style:text-properties style:font-name="Arial" fo:font-size="12pt" fo:font-style="normal" fo:font-weight="normal" officeooo:rsid="008817a4" officeooo:paragraph-rsid="008817a4" style:font-size-asian="12pt" style:font-style-asian="normal" style:font-weight-asian="normal" style:font-name-complex="Mangal" style:font-size-complex="12pt" style:font-style-complex="normal" style:font-weight-complex="normal"/>
    </style:style>
    <style:style style:name="P33" style:family="paragraph" style:parent-style-name="Table_20_Contents">
      <style:text-properties style:font-name="Arial" fo:font-size="12pt" fo:font-style="normal" fo:font-weight="normal" officeooo:rsid="008d1555" officeooo:paragraph-rsid="008d1555" style:font-size-asian="12pt" style:font-style-asian="normal" style:font-weight-asian="normal" style:font-name-complex="Mangal" style:font-size-complex="12pt" style:font-style-complex="normal" style:font-weight-complex="normal"/>
    </style:style>
    <style:style style:name="P34" style:family="paragraph" style:parent-style-name="Table_20_Contents">
      <style:text-properties style:font-name="Arial" fo:font-size="12pt" fo:font-style="normal" fo:font-weight="normal" officeooo:rsid="008eed1d" officeooo:paragraph-rsid="008eed1d" style:font-size-asian="12pt" style:font-style-asian="normal" style:font-weight-asian="normal" style:font-name-complex="Mangal" style:font-size-complex="12pt" style:font-style-complex="normal" style:font-weight-complex="normal"/>
    </style:style>
    <style:style style:name="P35" style:family="paragraph" style:parent-style-name="Table_20_Contents">
      <style:text-properties style:font-name="Arial" fo:font-size="12pt" fo:font-weight="bold" officeooo:rsid="008fe1b9" officeooo:paragraph-rsid="008fe1b9" style:font-size-asian="12pt" style:font-weight-asian="bold" style:font-name-complex="Mangal" style:font-size-complex="12pt" style:font-weight-complex="bold"/>
    </style:style>
    <style:style style:name="P36" style:family="paragraph" style:parent-style-name="Table_20_Contents">
      <style:text-properties style:font-name="Arial" fo:font-size="12pt" fo:font-weight="bold" officeooo:rsid="008a5238" officeooo:paragraph-rsid="008a5238" style:font-size-asian="12pt" style:font-weight-asian="bold" style:font-name-complex="Mangal" style:font-size-complex="12pt" style:font-weight-complex="bold"/>
    </style:style>
    <style:style style:name="P37" style:family="paragraph" style:parent-style-name="Table_20_Contents">
      <style:text-properties style:font-name="Arial" fo:font-size="12pt" fo:font-weight="bold" officeooo:rsid="0090292a" officeooo:paragraph-rsid="0090292a" style:font-size-asian="12pt" style:font-weight-asian="bold" style:font-name-complex="Mangal" style:font-size-complex="12pt" style:font-weight-complex="bold"/>
    </style:style>
    <style:style style:name="P38" style:family="paragraph" style:parent-style-name="Table_20_Contents">
      <style:text-properties style:font-name="Arial" fo:font-size="12pt" fo:font-weight="bold" officeooo:rsid="0090c963" officeooo:paragraph-rsid="0090c963" style:font-size-asian="12pt" style:font-weight-asian="bold" style:font-name-complex="Mangal" style:font-size-complex="12pt" style:font-weight-complex="bold"/>
    </style:style>
    <style:style style:name="P39" style:family="paragraph" style:parent-style-name="Table_20_Contents">
      <style:text-properties style:font-name="Arial" fo:font-size="12pt" fo:font-weight="bold" officeooo:rsid="008a5403" officeooo:paragraph-rsid="008a5403" style:font-size-asian="12pt" style:font-weight-asian="bold" style:font-name-complex="Mangal" style:font-size-complex="12pt" style:font-weight-complex="bold"/>
    </style:style>
    <style:style style:name="P40" style:family="paragraph">
      <loext:graphic-properties draw:fill="none"/>
    </style:style>
    <style:style style:name="T1" style:family="text">
      <style:text-properties style:font-name="Arial" fo:font-size="12pt" style:font-size-asian="12pt" style:language-asian="de" style:country-asian="DE" style:font-size-complex="12pt" style:language-complex="ar" style:country-complex="SA"/>
    </style:style>
    <style:style style:name="T2" style:family="text">
      <style:text-properties officeooo:rsid="003173c6"/>
    </style:style>
    <style:style style:name="T3" style:family="text">
      <style:text-properties officeooo:rsid="0050d0e6"/>
    </style:style>
    <style:style style:name="T4" style:family="text">
      <style:text-properties fo:font-weight="bold" style:font-weight-asian="bold" style:font-weight-complex="bold"/>
    </style:style>
    <style:style style:name="T5" style:family="text">
      <style:text-properties officeooo:rsid="0085c078"/>
    </style:style>
    <style:style style:name="T6" style:family="text">
      <style:text-properties fo:font-weight="normal" style:font-weight-asian="normal" style:font-weight-complex="normal"/>
    </style:style>
    <style:style style:name="T7" style:family="text">
      <style:text-properties fo:font-weight="normal" officeooo:rsid="0090292a" style:font-weight-asian="normal" style:font-weight-complex="normal"/>
    </style:style>
    <style:style style:name="T8" style:family="text">
      <style:text-properties officeooo:rsid="008eed1d"/>
    </style:style>
    <style:style style:name="gr1" style:family="graphic">
      <style:graphic-properties draw:stroke="solid" svg:stroke-width="0.03cm" svg:stroke-color="#3465a4" svg:stroke-opacity="100%" draw:stroke-linejoin="miter" svg:stroke-linecap="butt"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Betriebssysteme I</text:p>
      <text:p text:style-name="P2">Klaus Ruhland</text:p>
      <text:p text:style-name="P3">Informatik – Hochschule Zittau/Görlitz – 20<text:span text:style-name="T3">21</text:span></text:p>
      <text:p text:style-name="P1"><draw:connector text:anchor-type="paragraph" draw:z-index="1" draw:name="Shape1" draw:style-name="gr1" draw:text-style-name="P40" draw:type="line" svg:x1="0.002cm" svg:y1="0.314cm" svg:x2="17.007cm" svg:y2="0.215cm" svg:d="M2 314l17005-99" svg:viewBox="0 0 17007 101"><text:p/></draw:connector><text:span text:style-name="Absatz-Standardschriftart"><text:span text:style-name="T1"/></text:span></text:p>
      <text:p text:style-name="P8">Ü<text:span text:style-name="T2">bungen 0</text:span><text:span text:style-name="T5">8</text:span><text:span text:style-name="T2">: </text:span><text:span text:style-name="T5">Prozesse/Threads/Synchronisation</text:span></text:p>
      <text:p text:style-name="Standard"><draw:connector text:anchor-type="paragraph" draw:z-index="0" draw:name="Shape1" draw:style-name="gr1" draw:text-style-name="P40" draw:type="line" svg:x1="-0.012cm" svg:y1="0.194cm" svg:x2="16.947cm" svg:y2="0.111cm" svg:d="M-12 194l16959-83" svg:viewBox="0 0 16962 85"><text:p/></draw:connector></text:p>
      <text:p text:style-name="P18"/>
      <text:p text:style-name="P22"/>
      <table:table table:name="Table1" table:style-name="Table1">
        <table:table-column table:style-name="Table1.A"/>
        <table:table-row table:style-name="TableLine140312279988976">
          <table:table-cell table:style-name="Table1.A1" office:value-type="string">
            <text:p text:style-name="P6">Prozesse und Threads / Unterschied</text:p>
          </table:table-cell>
        </table:table-row>
        <table:table-row table:style-name="TableLine140312530882096">
          <table:table-cell table:style-name="Table1.A2" office:value-type="string">
            <text:p text:style-name="P11"><text:span text:style-name="T4">Prozesse</text:span> in einem Multitasking Betriebssystem sind vollständig unabhängig voneinander,</text:p>
            <text:p text:style-name="P11">d.h. jeder Prozess hat eine eigene Umgebung ( eigener Bereich im Hauptspeicher )</text:p>
            <text:p text:style-name="P11">Prozesse können nicht auf den Speicherbereich eines anderen Prozesses zugreifen.</text:p>
            <text:p text:style-name="P11"/>
            <text:p text:style-name="P11">Wenn unterschiedliche Prozesse Daten austauschen möchten, müssen die Kernel Funktionen der IPC Interprozess-Kommunikation verwendet werden.</text:p>
            <text:p text:style-name="P11"/>
            <text:p text:style-name="P6">Threads <text:span text:style-name="T6">sind Teilprozesse innerhalb eines Prozesses, diese liegen im gleichen Speicherbereich des Prozesses. Die Threads können auf den Speicherbereich des Prozesses und auf die anderen Threads des Prozesses zugreifen. Threads werden vor allem bei Programmen mit einer GUI ( Windows ) verwendet.</text:span></text:p>
            <text:p text:style-name="P11"/>
            <text:p text:style-name="P11">Das Scheduling im Betriebssystem schaltet zwischen Prozessen und Threads hin und her. Z.B. in LINUX behandelt das Scheduling Prozesse und Threads gleich.</text:p>
            <text:p text:style-name="P11"/>
            <text:p text:style-name="P11">Beim Programm-Absturz eines Threads wird der gesamte Prozess beendet, d.h. auch die anderen Threads des Prozessen werden beendet.</text:p>
            <text:p text:style-name="P11"/>
            <text:p text:style-name="P11">Die Prozesstabelle im Kernel (LINUX) beinhaltet sowohl Prozesse als auch die Threads</text:p>
          </table:table-cell>
        </table:table-row>
        <table:table-row table:style-name="TableLine140312530083648">
          <table:table-cell table:style-name="Table1.A2" office:value-type="string">
            <text:p text:style-name="P15">Was bedeutet die Synchronisation von Prozessen und Threads</text:p>
            <text:p text:style-name="P16">Es gibt in jedem Rechner gemeinsame Resourcen wie z.B. Festplatte bzw. RAM, auf den greifen die Prozesse und Threads zu. Beim Zugriff kann es zu Konflikten kommen, deshalb benötigt man eine sog. Synchronisation.</text:p>
            <text:p text:style-name="P16"/>
            <text:p text:style-name="P16">Wenn Sie mit einem Computer arbeiten übernimmt der Kernel die Synchronisation im Hintergrund. Es gibt zu dem Zweck der Synchronisation die sog. Semaphoren bzw. Mutexe.</text:p>
            <text:p text:style-name="P16"/>
            <text:p text:style-name="P17">Wenn man als Entwickler ein Programm schreibt, dann möchte man sich nicht um die Synchronistion kümmern.</text:p>
            <text:p text:style-name="P33">( Beispiel: Verkehrsregel rechts hat Vorfahrt: Was passiert wenn 4 Autos an einer Kreuzung gleichzeitig kommen, Frage: wer fährt zuerst. Im schlimmsten Fall gibt es einen Unfall oder alle Fahrzeuge bleiben stehen )</text:p>
            <text:p text:style-name="P17"/>
            <text:p text:style-name="P17">Wann taucht die Problematik der Synchronisation <text:span text:style-name="T8">hauptsächlich in der Informatik</text:span> auf: Grundsätzlich immer bei einer <text:span text:style-name="T4">Client-Server Architektur</text:span>, d.h. auf einem <text:span text:style-name="T4">Server</text:span> liegen zentrale Daten ( Resourcen ) und <text:span text:style-name="T4">mehrere Clients</text:span> greifen parallel auf diese Server-Daten <text:span text:style-name="T4">lesend</text:span> und <text:span text:style-name="T4">schreibend</text:span> zu.</text:p>
            <text:p text:style-name="P17"/>
            <text:p text:style-name="P17"/>
            <text:p text:style-name="P17"/>
            <text:p text:style-name="P17"><text:soft-page-break/>Deswegen werden für die Datenhaltung auf einem Server <text:span text:style-name="T4">Datenbanken</text:span> verwendet.</text:p>
            <text:p text:style-name="P17"/>
            <text:p text:style-name="P34">Es besteht der Irrglaube, dass man eine Datenbank nur bei großen Datenmengen benötigt.</text:p>
            <text:p text:style-name="P17"/>
            <text:p text:style-name="P17">Auch wenn <text:span text:style-name="T4">nur wenige Daten</text:span> auf einem Server gespeichert werden und mehrere Clients greifen darauf lesend und schreibend zu, nutzt man eine <text:span text:style-name="T4">Datenbank</text:span>. Der Grund liegt darin, dass eine Datenbank die <text:span text:style-name="T4">Synchronisation</text:span> perfekt gelöst hat und Sie als Entwickler sich nicht darum kümmern müssen. </text:p>
            <text:p text:style-name="P17"/>
            <text:p text:style-name="P34">Datenbanken sind ein wichtiger Bestandteil im Informatik Studium.</text:p>
            <text:p text:style-name="P34"/>
            <text:p text:style-name="P34"><text:span text:style-name="T4">Irrglaube</text:span>: Viele mögliche Clients greifen lesend und schreibend auf Daten auf einem Server zu. Da es sich nur um wenige Daten handelt entscheidet man sich, die Daten nur in einer Datei zu halten. Diese Datei kann von mehreren Clients geschrieben werden.</text:p>
            <text:p text:style-name="P34">Auch wenn es sich nur um wenige Daten handelt und wenn es unwahrscheinlich ist, dass mehrere Clients gleichzeitig darauf zugreifen gibt es das Problem der Synchronisation.</text:p>
            <text:p text:style-name="P34"/>
          </table:table-cell>
        </table:table-row>
        <table:table-row table:style-name="TableLine140312280211600">
          <table:table-cell table:style-name="Table1.A2" office:value-type="string">
            <text:p text:style-name="P12">Beispiel für eine Synchronisation ist eine Geld-Transaktion (Überweisung) bei der Bank</text:p>
            <text:p text:style-name="P12">diese Transaktion besteht immer aus 2 Schritten</text:p>
            <text:p text:style-name="P12">- Abbuchung vom ersten Konto</text:p>
            <text:p text:style-name="P12">- Zubuchung auf das zweite Konto</text:p>
            <text:p text:style-name="P12">Auch wenn die 2 Schritte in Millisekunden ablaufen, kann es trotzdem passieren, dass genau zu dem Zeitpunkt dazwischen der Strom ausfällt, der Blitz einschlägt, oder …</text:p>
            <text:p text:style-name="P12"/>
            <text:p text:style-name="P13">Die Semaphoren bzw. Mutexe (einfacher Semaphor) sorgen dafür dass die Aktion (z.B. die Transaktion) <text:span text:style-name="T4">vollständig</text:span> ausgeführt wird und nicht unterbrechbar.</text:p>
            <text:p text:style-name="P13"/>
            <text:p text:style-name="P13">Alte Betriebssysteme wie z.B. Symbian von Nokia (alte Handys) konnten insbesondere diese Features (insbesondere das Multitasking) nicht richtig managen.</text:p>
            <text:p text:style-name="P13"/>
            <text:p text:style-name="P13">Vorteil für den Entwickler von Software: Beim Programmieren werden Systemaufrufe (Funktionen des Kernels) verwendet – z.B. Speichern von Daten auf der Festplatte – die Synchronisation wird in den Systemaufrufen gemanaged und der Entwickler muss sich nicht darum kümmern.</text:p>
            <text:p text:style-name="P13"/>
            <text:p text:style-name="P35">Synchronisation muss vorhanden sein!</text:p>
            <text:p text:style-name="P35">( Beispiele für Softwarefehler aus der Raumfahrt: <text:a xlink:type="simple" xlink:href="https://www.youtube.com/watch?v=6oXtGMBS2ho" text:style-name="Internet_20_link" text:visited-style-name="Visited_20_Internet_20_Link">https://www.youtube.com/watch?v=6oXtGMBS2ho</text:a> )</text:p>
          </table:table-cell>
        </table:table-row>
        <table:table-row table:style-name="TableLine140312279844560">
          <table:table-cell table:style-name="Table1.A2" office:value-type="string">
            <text:p text:style-name="P37">Wenn man auf der einen Seite Synchronisation vorschreibt – muss man den Preis zahlen, dass man zur Rechenzeit keine exakten Antworten geben kann.</text:p>
          </table:table-cell>
        </table:table-row>
        <table:table-row table:style-name="TableLine140312279971952">
          <table:table-cell table:style-name="Table1.A2" office:value-type="string">
            <text:p text:style-name="P37">Vorsicht bei Echtzeitsystemen</text:p>
            <text:p text:style-name="P37"/>
            <text:p text:style-name="P36"><text:span text:style-name="T6">Die klassischen Multitasking Betriebssysteme ( LINUX, Windows, iOS, MacOS, Android ) </text:span><text:span text:style-name="T7">sind</text:span><text:span text:style-name="T6"> für </text:span>harte Echtzeit<text:span text:style-name="T6"> ( </text:span>garantierte Reaktionszeiten<text:span text:style-name="T6"> von Prozessen ), z.B. beim Autonomen Fahren von Autos, </text:span>nicht geeignet<text:span text:style-name="T6">. Grund: Es kann passieren, dass ein Prozess aufgrund von Synchronisation nicht gleich (d.h. in einer garantierten Zeit) vom Scheduler aktiviert wird.</text:span></text:p>
            <text:p text:style-name="P38"><text:span text:style-name="T6">Hier gibt es z.B. Echtzeit-LINUX (RT_PREEMPT), das ist ein anderer Kernel.</text:span></text:p>
          </table:table-cell>
        </table:table-row>
        <table:table-row table:style-name="TableLine140312279801984">
          <table:table-cell table:style-name="Table1.A2" office:value-type="string">
            <text:p text:style-name="P7">Hinweis: <text:span text:style-name="T6">https://de.wikipedia.org/wiki/Semaphor_(Informatik)</text:span></text:p>
          </table:table-cell>
        </table:table-row>
        <text:soft-page-break/>
        <table:table-row table:style-name="TableLine140312326807504">
          <table:table-cell table:style-name="Table1.A2" office:value-type="string">
            <text:p text:style-name="P28">Namensherkunft: <text:span text:style-name="T6">Semaphor ist das Signal einer Eisenbahnweiche</text:span></text:p>
          </table:table-cell>
        </table:table-row>
        <table:table-row table:style-name="TableLine140312326570160">
          <table:table-cell table:style-name="Table1.A2" office:value-type="string">
            <text:p text:style-name="P14">Lösung für das Betriebssystem stammt von <text:span text:style-name="T4">Dijkstra ( 1965 – ungarischer Mathematiker )</text:span></text:p>
          </table:table-cell>
        </table:table-row>
        <table:table-row table:style-name="TableLine140312326697712">
          <table:table-cell table:style-name="Table1.A10" office:value-type="string">
            <text:p text:style-name="P7">Dijkstra <text:span text:style-name="T6">hat auch den Algorithmus zum schnellen Suchen eines Weges in einem Graph (Knoten und Verbindungen) gefunden.</text:span></text:p>
            <text:p text:style-name="P7"><text:span text:style-name="T6"/></text:p>
            <text:p text:style-name="P14">Grundlage für jeden <text:span text:style-name="T4">Routerplaner</text:span> heute ( Knoten sind alle Straßenkreuzungen, Verbindungen sind die Straßen ) </text:p>
          </table:table-cell>
        </table:table-row>
        <table:table-row table:style-name="TableLine140312279714400">
          <table:table-cell table:style-name="Table1.A10" office:value-type="string">
            <text:p text:style-name="P10"/>
          </table:table-cell>
        </table:table-row>
        <table:table-row table:style-name="TableLine140312279835472">
          <table:table-cell table:style-name="Table1.A10" office:value-type="string">
            <text:p text:style-name="P9"/>
          </table:table-cell>
        </table:table-row>
        <table:table-row table:style-name="TableLine140312279716496">
          <table:table-cell table:style-name="Table1.A10" office:value-type="string">
            <text:p text:style-name="P24"/>
          </table:table-cell>
        </table:table-row>
        <table:table-row table:style-name="TableLine140312326623024">
          <table:table-cell table:style-name="Table1.A10" office:value-type="string">
            <text:p text:style-name="P27"/>
          </table:table-cell>
        </table:table-row>
        <table:table-row table:style-name="TableLine140312327194080">
          <table:table-cell table:style-name="Table1.A10" office:value-type="string">
            <text:p text:style-name="P26"/>
          </table:table-cell>
        </table:table-row>
        <table:table-row table:style-name="TableLine140312326477104">
          <table:table-cell table:style-name="Table1.A10" office:value-type="string">
            <text:p text:style-name="P25"/>
          </table:table-cell>
        </table:table-row>
        <table:table-row table:style-name="TableLine140312326486976">
          <table:table-cell table:style-name="Table1.A10" office:value-type="string">
            <text:p text:style-name="P23"/>
          </table:table-cell>
        </table:table-row>
      </table:table>
      <text:p text:style-name="P19"/>
      <text:p text:style-name="P19"/>
      <text:p text:style-name="P20"/>
      <table:table table:name="Table2" table:style-name="Table2">
        <table:table-column table:style-name="Table2.A"/>
        <table:table-column table:style-name="Table2.B"/>
        <table:table-row table:style-name="TableLine140312530447168">
          <table:table-cell table:style-name="Table2.A1" office:value-type="string">
            <text:p text:style-name="P4"/>
          </table:table-cell>
          <table:table-cell table:style-name="Table2.B1" office:value-type="string">
            <text:p text:style-name="P5"/>
          </table:table-cell>
        </table:table-row>
      </table:table>
      <text:p text:style-name="P20"/>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pitch="variable"/>
    <style:font-face style:name="Arial Unicode MS" svg:font-family="'Arial Unicode MS'" style:font-family-generic="system" style:font-pitch="variable"/>
    <style:font-face style:name="Arial Unicode MS1" svg:font-family="'Arial Unicode MS'" style:font-family-generic="roman" style:font-pitch="variable"/>
    <style:font-face style:name="Arial1" svg:font-family="Arial" style:font-family-generic="swiss" style:font-pitch="variable"/>
    <style:font-face style:name="Courier New" svg:font-family="'Courier New'" style:font-family-generic="modern" style:font-pitch="variable"/>
    <style:font-face style:name="Courier New1" svg:font-family="'Courier New'" style:font-family-generic="roman" style:font-pitch="variable"/>
    <style:font-face style:name="Courier New2" svg:font-family="'Courier New'" style:font-family-generic="modern" style:font-pitch="fixed"/>
    <style:font-face style:name="Liberation Mono" svg:font-family="'Liberation Mono', 'Courier New'" style:font-family-generic="roman" style:font-pitch="variable"/>
    <style:font-face style:name="Liberation Mono1"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Courier New2" style:font-family-asian="'Courier New'"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Caption" style:family="paragraph" style:parent-style-name="Standard" style:class="extra"/>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1-Default_7e_LT_7e_Gliederung_20_1" style:display-name="Master1-Default~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1"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aphic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ource_20_Text" style:display-name="Source Text" style:family="paragraph" style:default-outline-level="">
      <style:text-properties style:font-name="Liberation Mono" fo:font-family="'Liberation Mono', 'Courier New'"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4LVL8" style:display-name="WW_CharLFO4LVL8" style:family="paragraph" style:default-outline-level="">
      <style:text-properties style:font-name="Courier New1" fo:font-family="'Courier New'"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4LVL5" style:display-name="WW_CharLFO4LVL5" style:family="paragraph" style:default-outline-level="">
      <style:text-properties style:font-name="Courier New1" fo:font-family="'Courier New'"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4LVL2" style:display-name="WW_CharLFO4LVL2" style:family="paragraph" style:default-outline-level="">
      <style:text-properties style:font-name="Courier New1" fo:font-family="'Courier New'"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4LVL1" style:display-name="WW_CharLFO4LVL1" style:family="paragraph" style:default-outline-level="">
      <style:text-properties style:font-name="Mangal" fo:font-family="Mangal"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2LVL8" style:display-name="WW_CharLFO2LVL8" style:family="paragraph" style:default-outline-level="">
      <style:text-properties style:font-name="Courier New1" fo:font-family="'Courier New'"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2LVL5" style:display-name="WW_CharLFO2LVL5" style:family="paragraph" style:default-outline-level="">
      <style:text-properties style:font-name="Courier New1" fo:font-family="'Courier New'"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2LVL2" style:display-name="WW_CharLFO2LVL2" style:family="paragraph" style:default-outline-level="">
      <style:text-properties style:font-name="Courier New1" fo:font-family="'Courier New'"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2LVL1" style:display-name="WW_CharLFO2LVL1" style:family="paragraph" style:default-outline-level="">
      <style:text-properties style:font-name="Arial Unicode MS1" fo:font-family="'Arial Unicode MS'"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bsatz-Standardschriftart"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Titelfolie_7e_LT_7e_Gliederung_20_1" style:display-name="Master1-Layout1-title-Titelfolie~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Titelfolie_7e_LT_7e_Gliederung_20_2" style:display-name="Master1-Layout1-title-Titelfolie~LT~Gliederung 2" style:family="paragraph" style:parent-style-name="Master1-Layout1-title-Titelfoli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Titelfolie_7e_LT_7e_Gliederung_20_3" style:display-name="Master1-Layout1-title-Titelfolie~LT~Gliederung 3" style:family="paragraph" style:parent-style-name="Master1-Layout1-title-Titelfoli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Titelfolie_7e_LT_7e_Gliederung_20_4" style:display-name="Master1-Layout1-title-Titelfolie~LT~Gliederung 4" style:family="paragraph" style:parent-style-name="Master1-Layout1-title-Titelfoli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elfolie_7e_LT_7e_Gliederung_20_5" style:display-name="Master1-Layout1-title-Titelfolie~LT~Gliederung 5" style:family="paragraph" style:parent-style-name="Master1-Layout1-title-Titelfoli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elfolie_7e_LT_7e_Gliederung_20_6" style:display-name="Master1-Layout1-title-Titelfolie~LT~Gliederung 6" style:family="paragraph" style:parent-style-name="Master1-Layout1-title-Titelfoli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elfolie_7e_LT_7e_Gliederung_20_7" style:display-name="Master1-Layout1-title-Titelfolie~LT~Gliederung 7" style:family="paragraph" style:parent-style-name="Master1-Layout1-title-Titelfoli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elfolie_7e_LT_7e_Gliederung_20_8" style:display-name="Master1-Layout1-title-Titelfolie~LT~Gliederung 8" style:family="paragraph" style:parent-style-name="Master1-Layout1-title-Titelfoli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elfolie_7e_LT_7e_Gliederung_20_9" style:display-name="Master1-Layout1-title-Titelfolie~LT~Gliederung 9" style:family="paragraph" style:parent-style-name="Master1-Layout1-title-Titelfoli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elfolie_7e_LT_7e_Titel" style:display-name="Master1-Layout1-title-Titelfolie~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Titelfolie_7e_LT_7e_Untertitel" style:display-name="Master1-Layout1-title-Titelfoli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Titelfolie_7e_LT_7e_Notizen" style:display-name="Master1-Layout1-title-Titelfoli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Titelfolie_7e_LT_7e_Hintergrundobjekte" style:display-name="Master1-Layout1-title-Titelfoli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Titelfolie_7e_LT_7e_Hintergrund" style:display-name="Master1-Layout1-title-Titelfoli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Titel-und-Inhalt_7e_LT_7e_Gliederung_20_1" style:display-name="Master1-Layout2-obj-Titel-und-Inhalt~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Titel-und-Inhalt_7e_LT_7e_Gliederung_20_2" style:display-name="Master1-Layout2-obj-Titel-und-Inhalt~LT~Gliederung 2" style:family="paragraph" style:parent-style-name="Master1-Layout2-obj-Titel-und-Inhalt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el-und-Inhalt_7e_LT_7e_Gliederung_20_3" style:display-name="Master1-Layout2-obj-Titel-und-Inhalt~LT~Gliederung 3" style:family="paragraph" style:parent-style-name="Master1-Layout2-obj-Titel-und-Inhalt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el-und-Inhalt_7e_LT_7e_Gliederung_20_4" style:display-name="Master1-Layout2-obj-Titel-und-Inhalt~LT~Gliederung 4" style:family="paragraph" style:parent-style-name="Master1-Layout2-obj-Titel-und-Inhalt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el-und-Inhalt_7e_LT_7e_Gliederung_20_5" style:display-name="Master1-Layout2-obj-Titel-und-Inhalt~LT~Gliederung 5" style:family="paragraph" style:parent-style-name="Master1-Layout2-obj-Titel-und-Inhalt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el-und-Inhalt_7e_LT_7e_Gliederung_20_6" style:display-name="Master1-Layout2-obj-Titel-und-Inhalt~LT~Gliederung 6" style:family="paragraph" style:parent-style-name="Master1-Layout2-obj-Titel-und-Inhalt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el-und-Inhalt_7e_LT_7e_Gliederung_20_7" style:display-name="Master1-Layout2-obj-Titel-und-Inhalt~LT~Gliederung 7" style:family="paragraph" style:parent-style-name="Master1-Layout2-obj-Titel-und-Inhalt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el-und-Inhalt_7e_LT_7e_Gliederung_20_8" style:display-name="Master1-Layout2-obj-Titel-und-Inhalt~LT~Gliederung 8" style:family="paragraph" style:parent-style-name="Master1-Layout2-obj-Titel-und-Inhalt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el-und-Inhalt_7e_LT_7e_Gliederung_20_9" style:display-name="Master1-Layout2-obj-Titel-und-Inhalt~LT~Gliederung 9" style:family="paragraph" style:parent-style-name="Master1-Layout2-obj-Titel-und-Inhalt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el-und-Inhalt_7e_LT_7e_Titel" style:display-name="Master1-Layout2-obj-Titel-und-Inhal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Titel-und-Inhalt_7e_LT_7e_Untertitel" style:display-name="Master1-Layout2-obj-Titel-und-Inhal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Titel-und-Inhalt_7e_LT_7e_Notizen" style:display-name="Master1-Layout2-obj-Titel-und-Inhalt~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Titel-und-Inhalt_7e_LT_7e_Hintergrundobjekte" style:display-name="Master1-Layout2-obj-Titel-und-Inha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Titel-und-Inhalt_7e_LT_7e_Hintergrund" style:display-name="Master1-Layout2-obj-Titel-und-Inha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Abschnitts_7e_LT_7e_Gliederung_20_1" style:display-name="Master1-Layout3-secHead-Abschnitts~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Abschnitts_7e_LT_7e_Gliederung_20_2" style:display-name="Master1-Layout3-secHead-Abschnitts~LT~Gliederung 2" style:family="paragraph" style:parent-style-name="Master1-Layout3-secHead-Abschnitts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Abschnitts_7e_LT_7e_Gliederung_20_3" style:display-name="Master1-Layout3-secHead-Abschnitts~LT~Gliederung 3" style:family="paragraph" style:parent-style-name="Master1-Layout3-secHead-Abschnitts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Abschnitts_7e_LT_7e_Gliederung_20_4" style:display-name="Master1-Layout3-secHead-Abschnitts~LT~Gliederung 4" style:family="paragraph" style:parent-style-name="Master1-Layout3-secHead-Abschnitts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Abschnitts_7e_LT_7e_Gliederung_20_5" style:display-name="Master1-Layout3-secHead-Abschnitts~LT~Gliederung 5" style:family="paragraph" style:parent-style-name="Master1-Layout3-secHead-Abschnitts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Abschnitts_7e_LT_7e_Gliederung_20_6" style:display-name="Master1-Layout3-secHead-Abschnitts~LT~Gliederung 6" style:family="paragraph" style:parent-style-name="Master1-Layout3-secHead-Abschnitts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Abschnitts_7e_LT_7e_Gliederung_20_7" style:display-name="Master1-Layout3-secHead-Abschnitts~LT~Gliederung 7" style:family="paragraph" style:parent-style-name="Master1-Layout3-secHead-Abschnitts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Abschnitts_7e_LT_7e_Gliederung_20_8" style:display-name="Master1-Layout3-secHead-Abschnitts~LT~Gliederung 8" style:family="paragraph" style:parent-style-name="Master1-Layout3-secHead-Abschnitts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Abschnitts_7e_LT_7e_Gliederung_20_9" style:display-name="Master1-Layout3-secHead-Abschnitts~LT~Gliederung 9" style:family="paragraph" style:parent-style-name="Master1-Layout3-secHead-Abschnitts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Abschnitts_7e_LT_7e_Titel" style:display-name="Master1-Layout3-secHead-Abschnitts~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Abschnitts_7e_LT_7e_Untertitel" style:display-name="Master1-Layout3-secHead-Abschnitts~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Abschnitts_7e_LT_7e_Notizen" style:display-name="Master1-Layout3-secHead-Abschnitts~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Abschnitts_7e_LT_7e_Hintergrundobjekte" style:display-name="Master1-Layout3-secHead-Abschnitts~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Abschnitts_7e_LT_7e_Hintergrund" style:display-name="Master1-Layout3-secHead-Abschnitts~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Zwei-Inhalte_7e_LT_7e_Gliederung_20_1" style:display-name="Master1-Layout4-twoObj-Zwei-Inhalte~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Zwei-Inhalte_7e_LT_7e_Gliederung_20_2" style:display-name="Master1-Layout4-twoObj-Zwei-Inhalte~LT~Gliederung 2" style:family="paragraph" style:parent-style-name="Master1-Layout4-twoObj-Zwei-Inhalt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Zwei-Inhalte_7e_LT_7e_Gliederung_20_3" style:display-name="Master1-Layout4-twoObj-Zwei-Inhalte~LT~Gliederung 3" style:family="paragraph" style:parent-style-name="Master1-Layout4-twoObj-Zwei-Inhalt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Zwei-Inhalte_7e_LT_7e_Gliederung_20_4" style:display-name="Master1-Layout4-twoObj-Zwei-Inhalte~LT~Gliederung 4" style:family="paragraph" style:parent-style-name="Master1-Layout4-twoObj-Zwei-Inhalt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Zwei-Inhalte_7e_LT_7e_Gliederung_20_5" style:display-name="Master1-Layout4-twoObj-Zwei-Inhalte~LT~Gliederung 5" style:family="paragraph" style:parent-style-name="Master1-Layout4-twoObj-Zwei-Inhalt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Zwei-Inhalte_7e_LT_7e_Gliederung_20_6" style:display-name="Master1-Layout4-twoObj-Zwei-Inhalte~LT~Gliederung 6" style:family="paragraph" style:parent-style-name="Master1-Layout4-twoObj-Zwei-Inhalt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Zwei-Inhalte_7e_LT_7e_Gliederung_20_7" style:display-name="Master1-Layout4-twoObj-Zwei-Inhalte~LT~Gliederung 7" style:family="paragraph" style:parent-style-name="Master1-Layout4-twoObj-Zwei-Inhalt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Zwei-Inhalte_7e_LT_7e_Gliederung_20_8" style:display-name="Master1-Layout4-twoObj-Zwei-Inhalte~LT~Gliederung 8" style:family="paragraph" style:parent-style-name="Master1-Layout4-twoObj-Zwei-Inhalt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Zwei-Inhalte_7e_LT_7e_Gliederung_20_9" style:display-name="Master1-Layout4-twoObj-Zwei-Inhalte~LT~Gliederung 9" style:family="paragraph" style:parent-style-name="Master1-Layout4-twoObj-Zwei-Inhalt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Zwei-Inhalte_7e_LT_7e_Titel" style:display-name="Master1-Layout4-twoObj-Zwei-Inhalte~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Zwei-Inhalte_7e_LT_7e_Untertitel" style:display-name="Master1-Layout4-twoObj-Zwei-Inhalt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Zwei-Inhalte_7e_LT_7e_Notizen" style:display-name="Master1-Layout4-twoObj-Zwei-Inhalt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Zwei-Inhalte_7e_LT_7e_Hintergrundobjekte" style:display-name="Master1-Layout4-twoObj-Zwei-Inhalt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Zwei-Inhalte_7e_LT_7e_Hintergrund" style:display-name="Master1-Layout4-twoObj-Zwei-Inhalt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Vergleich_7e_LT_7e_Gliederung_20_1" style:display-name="Master1-Layout5-twoTxTwoObj-Vergleich~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Vergleich_7e_LT_7e_Gliederung_20_2" style:display-name="Master1-Layout5-twoTxTwoObj-Vergleich~LT~Gliederung 2" style:family="paragraph" style:parent-style-name="Master1-Layout5-twoTxTwoObj-Vergleich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Vergleich_7e_LT_7e_Gliederung_20_3" style:display-name="Master1-Layout5-twoTxTwoObj-Vergleich~LT~Gliederung 3" style:family="paragraph" style:parent-style-name="Master1-Layout5-twoTxTwoObj-Vergleich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Vergleich_7e_LT_7e_Gliederung_20_4" style:display-name="Master1-Layout5-twoTxTwoObj-Vergleich~LT~Gliederung 4" style:family="paragraph" style:parent-style-name="Master1-Layout5-twoTxTwoObj-Vergleich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Vergleich_7e_LT_7e_Gliederung_20_5" style:display-name="Master1-Layout5-twoTxTwoObj-Vergleich~LT~Gliederung 5" style:family="paragraph" style:parent-style-name="Master1-Layout5-twoTxTwoObj-Vergleich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Vergleich_7e_LT_7e_Gliederung_20_6" style:display-name="Master1-Layout5-twoTxTwoObj-Vergleich~LT~Gliederung 6" style:family="paragraph" style:parent-style-name="Master1-Layout5-twoTxTwoObj-Vergleich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Vergleich_7e_LT_7e_Gliederung_20_7" style:display-name="Master1-Layout5-twoTxTwoObj-Vergleich~LT~Gliederung 7" style:family="paragraph" style:parent-style-name="Master1-Layout5-twoTxTwoObj-Vergleich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Vergleich_7e_LT_7e_Gliederung_20_8" style:display-name="Master1-Layout5-twoTxTwoObj-Vergleich~LT~Gliederung 8" style:family="paragraph" style:parent-style-name="Master1-Layout5-twoTxTwoObj-Vergleich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Vergleich_7e_LT_7e_Gliederung_20_9" style:display-name="Master1-Layout5-twoTxTwoObj-Vergleich~LT~Gliederung 9" style:family="paragraph" style:parent-style-name="Master1-Layout5-twoTxTwoObj-Vergleich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Vergleich_7e_LT_7e_Titel" style:display-name="Master1-Layout5-twoTxTwoObj-Vergleich~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Vergleich_7e_LT_7e_Untertitel" style:display-name="Master1-Layout5-twoTxTwoObj-Vergleich~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Vergleich_7e_LT_7e_Notizen" style:display-name="Master1-Layout5-twoTxTwoObj-Vergleich~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Vergleich_7e_LT_7e_Hintergrundobjekte" style:display-name="Master1-Layout5-twoTxTwoObj-Vergleich~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Vergleich_7e_LT_7e_Hintergrund" style:display-name="Master1-Layout5-twoTxTwoObj-Vergleich~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Nur-Titel_7e_LT_7e_Gliederung_20_1" style:display-name="Master1-Layout6-titleOnly-Nur-Titel~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Nur-Titel_7e_LT_7e_Gliederung_20_2" style:display-name="Master1-Layout6-titleOnly-Nur-Titel~LT~Gliederung 2" style:family="paragraph" style:parent-style-name="Master1-Layout6-titleOnly-Nur-Titel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Nur-Titel_7e_LT_7e_Gliederung_20_3" style:display-name="Master1-Layout6-titleOnly-Nur-Titel~LT~Gliederung 3" style:family="paragraph" style:parent-style-name="Master1-Layout6-titleOnly-Nur-Titel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Nur-Titel_7e_LT_7e_Gliederung_20_4" style:display-name="Master1-Layout6-titleOnly-Nur-Titel~LT~Gliederung 4" style:family="paragraph" style:parent-style-name="Master1-Layout6-titleOnly-Nur-Titel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Nur-Titel_7e_LT_7e_Gliederung_20_5" style:display-name="Master1-Layout6-titleOnly-Nur-Titel~LT~Gliederung 5" style:family="paragraph" style:parent-style-name="Master1-Layout6-titleOnly-Nur-Titel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Nur-Titel_7e_LT_7e_Gliederung_20_6" style:display-name="Master1-Layout6-titleOnly-Nur-Titel~LT~Gliederung 6" style:family="paragraph" style:parent-style-name="Master1-Layout6-titleOnly-Nur-Titel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Nur-Titel_7e_LT_7e_Gliederung_20_7" style:display-name="Master1-Layout6-titleOnly-Nur-Titel~LT~Gliederung 7" style:family="paragraph" style:parent-style-name="Master1-Layout6-titleOnly-Nur-Titel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Nur-Titel_7e_LT_7e_Gliederung_20_8" style:display-name="Master1-Layout6-titleOnly-Nur-Titel~LT~Gliederung 8" style:family="paragraph" style:parent-style-name="Master1-Layout6-titleOnly-Nur-Titel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Nur-Titel_7e_LT_7e_Gliederung_20_9" style:display-name="Master1-Layout6-titleOnly-Nur-Titel~LT~Gliederung 9" style:family="paragraph" style:parent-style-name="Master1-Layout6-titleOnly-Nur-Titel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Nur-Titel_7e_LT_7e_Titel" style:display-name="Master1-Layout6-titleOnly-Nur-Titel~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Nur-Titel_7e_LT_7e_Untertitel" style:display-name="Master1-Layout6-titleOnly-Nur-Titel~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Nur-Titel_7e_LT_7e_Notizen" style:display-name="Master1-Layout6-titleOnly-Nur-Titel~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Nur-Titel_7e_LT_7e_Hintergrundobjekte" style:display-name="Master1-Layout6-titleOnly-Nur-Titel~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Nur-Titel_7e_LT_7e_Hintergrund" style:display-name="Master1-Layout6-titleOnly-Nur-Titel~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Leer_7e_LT_7e_Gliederung_20_1" style:display-name="Master1-Layout7-blank-Leer~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Leer_7e_LT_7e_Gliederung_20_2" style:display-name="Master1-Layout7-blank-Leer~LT~Gliederung 2" style:family="paragraph" style:parent-style-name="Master1-Layout7-blank-Leer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Leer_7e_LT_7e_Gliederung_20_3" style:display-name="Master1-Layout7-blank-Leer~LT~Gliederung 3" style:family="paragraph" style:parent-style-name="Master1-Layout7-blank-Leer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Leer_7e_LT_7e_Gliederung_20_4" style:display-name="Master1-Layout7-blank-Leer~LT~Gliederung 4" style:family="paragraph" style:parent-style-name="Master1-Layout7-blank-Leer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Leer_7e_LT_7e_Gliederung_20_5" style:display-name="Master1-Layout7-blank-Leer~LT~Gliederung 5" style:family="paragraph" style:parent-style-name="Master1-Layout7-blank-Leer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Leer_7e_LT_7e_Gliederung_20_6" style:display-name="Master1-Layout7-blank-Leer~LT~Gliederung 6" style:family="paragraph" style:parent-style-name="Master1-Layout7-blank-Leer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Leer_7e_LT_7e_Gliederung_20_7" style:display-name="Master1-Layout7-blank-Leer~LT~Gliederung 7" style:family="paragraph" style:parent-style-name="Master1-Layout7-blank-Leer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Leer_7e_LT_7e_Gliederung_20_8" style:display-name="Master1-Layout7-blank-Leer~LT~Gliederung 8" style:family="paragraph" style:parent-style-name="Master1-Layout7-blank-Leer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Leer_7e_LT_7e_Gliederung_20_9" style:display-name="Master1-Layout7-blank-Leer~LT~Gliederung 9" style:family="paragraph" style:parent-style-name="Master1-Layout7-blank-Leer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Leer_7e_LT_7e_Titel" style:display-name="Master1-Layout7-blank-Leer~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Leer_7e_LT_7e_Untertitel" style:display-name="Master1-Layout7-blank-Leer~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Leer_7e_LT_7e_Notizen" style:display-name="Master1-Layout7-blank-Leer~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Leer_7e_LT_7e_Hintergrundobjekte" style:display-name="Master1-Layout7-blank-Leer~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Leer_7e_LT_7e_Hintergrund" style:display-name="Master1-Layout7-blank-Leer~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Inhalt-mit-Überschrift_7e_LT_7e_Gliederung_20_1" style:display-name="Master1-Layout8-objTx-Inhalt-mit-Überschrift~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Inhalt-mit-Überschrift_7e_LT_7e_Gliederung_20_2" style:display-name="Master1-Layout8-objTx-Inhalt-mit-Überschrift~LT~Gliederung 2" style:family="paragraph" style:parent-style-name="Master1-Layout8-objTx-Inhalt-mit-Überschrift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Inhalt-mit-Überschrift_7e_LT_7e_Gliederung_20_3" style:display-name="Master1-Layout8-objTx-Inhalt-mit-Überschrift~LT~Gliederung 3" style:family="paragraph" style:parent-style-name="Master1-Layout8-objTx-Inhalt-mit-Überschrift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Inhalt-mit-Überschrift_7e_LT_7e_Gliederung_20_4" style:display-name="Master1-Layout8-objTx-Inhalt-mit-Überschrift~LT~Gliederung 4" style:family="paragraph" style:parent-style-name="Master1-Layout8-objTx-Inhalt-mit-Überschrift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Inhalt-mit-Überschrift_7e_LT_7e_Gliederung_20_5" style:display-name="Master1-Layout8-objTx-Inhalt-mit-Überschrift~LT~Gliederung 5" style:family="paragraph" style:parent-style-name="Master1-Layout8-objTx-Inhalt-mit-Überschrift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Inhalt-mit-Überschrift_7e_LT_7e_Gliederung_20_6" style:display-name="Master1-Layout8-objTx-Inhalt-mit-Überschrift~LT~Gliederung 6" style:family="paragraph" style:parent-style-name="Master1-Layout8-objTx-Inhalt-mit-Überschrift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Inhalt-mit-Überschrift_7e_LT_7e_Gliederung_20_7" style:display-name="Master1-Layout8-objTx-Inhalt-mit-Überschrift~LT~Gliederung 7" style:family="paragraph" style:parent-style-name="Master1-Layout8-objTx-Inhalt-mit-Überschrift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Inhalt-mit-Überschrift_7e_LT_7e_Gliederung_20_8" style:display-name="Master1-Layout8-objTx-Inhalt-mit-Überschrift~LT~Gliederung 8" style:family="paragraph" style:parent-style-name="Master1-Layout8-objTx-Inhalt-mit-Überschrift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Inhalt-mit-Überschrift_7e_LT_7e_Gliederung_20_9" style:display-name="Master1-Layout8-objTx-Inhalt-mit-Überschrift~LT~Gliederung 9" style:family="paragraph" style:parent-style-name="Master1-Layout8-objTx-Inhalt-mit-Überschrift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Inhalt-mit-Überschrift_7e_LT_7e_Titel" style:display-name="Master1-Layout8-objTx-Inhalt-mit-Überschrif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Inhalt-mit-Überschrift_7e_LT_7e_Untertitel" style:display-name="Master1-Layout8-objTx-Inhalt-mit-Überschrif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Inhalt-mit-Überschrift_7e_LT_7e_Notizen" style:display-name="Master1-Layout8-objTx-Inhalt-mit-Überschrift~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Inhalt-mit-Überschrift_7e_LT_7e_Hintergrundobjekte" style:display-name="Master1-Layout8-objTx-Inhalt-mit-Überschrif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Inhalt-mit-Überschrift_7e_LT_7e_Hintergrund" style:display-name="Master1-Layout8-objTx-Inhalt-mit-Überschrif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Bild-mit-Überschrift_7e_LT_7e_Gliederung_20_1" style:display-name="Master1-Layout9-picTx-Bild-mit-Überschrift~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Bild-mit-Überschrift_7e_LT_7e_Gliederung_20_2" style:display-name="Master1-Layout9-picTx-Bild-mit-Überschrift~LT~Gliederung 2" style:family="paragraph" style:parent-style-name="Master1-Layout9-picTx-Bild-mit-Überschrift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Bild-mit-Überschrift_7e_LT_7e_Gliederung_20_3" style:display-name="Master1-Layout9-picTx-Bild-mit-Überschrift~LT~Gliederung 3" style:family="paragraph" style:parent-style-name="Master1-Layout9-picTx-Bild-mit-Überschrift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Bild-mit-Überschrift_7e_LT_7e_Gliederung_20_4" style:display-name="Master1-Layout9-picTx-Bild-mit-Überschrift~LT~Gliederung 4" style:family="paragraph" style:parent-style-name="Master1-Layout9-picTx-Bild-mit-Überschrift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Bild-mit-Überschrift_7e_LT_7e_Gliederung_20_5" style:display-name="Master1-Layout9-picTx-Bild-mit-Überschrift~LT~Gliederung 5" style:family="paragraph" style:parent-style-name="Master1-Layout9-picTx-Bild-mit-Überschrift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Bild-mit-Überschrift_7e_LT_7e_Gliederung_20_6" style:display-name="Master1-Layout9-picTx-Bild-mit-Überschrift~LT~Gliederung 6" style:family="paragraph" style:parent-style-name="Master1-Layout9-picTx-Bild-mit-Überschrift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Bild-mit-Überschrift_7e_LT_7e_Gliederung_20_7" style:display-name="Master1-Layout9-picTx-Bild-mit-Überschrift~LT~Gliederung 7" style:family="paragraph" style:parent-style-name="Master1-Layout9-picTx-Bild-mit-Überschrift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Bild-mit-Überschrift_7e_LT_7e_Gliederung_20_8" style:display-name="Master1-Layout9-picTx-Bild-mit-Überschrift~LT~Gliederung 8" style:family="paragraph" style:parent-style-name="Master1-Layout9-picTx-Bild-mit-Überschrift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Bild-mit-Überschrift_7e_LT_7e_Gliederung_20_9" style:display-name="Master1-Layout9-picTx-Bild-mit-Überschrift~LT~Gliederung 9" style:family="paragraph" style:parent-style-name="Master1-Layout9-picTx-Bild-mit-Überschrift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Bild-mit-Überschrift_7e_LT_7e_Titel" style:display-name="Master1-Layout9-picTx-Bild-mit-Überschrif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Bild-mit-Überschrift_7e_LT_7e_Untertitel" style:display-name="Master1-Layout9-picTx-Bild-mit-Überschrif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Bild-mit-Überschrift_7e_LT_7e_Notizen" style:display-name="Master1-Layout9-picTx-Bild-mit-Überschrift~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Bild-mit-Überschrift_7e_LT_7e_Hintergrundobjekte" style:display-name="Master1-Layout9-picTx-Bild-mit-Überschrif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Bild-mit-Überschrift_7e_LT_7e_Hintergrund" style:display-name="Master1-Layout9-picTx-Bild-mit-Überschrif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Titel-und-vertikaler-Text_7e_LT_7e_Gliederung_20_1" style:display-name="Master1-Layout10-vertTx-Titel-und-vertikaler-Text~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Titel-und-vertikaler-Text_7e_LT_7e_Gliederung_20_2" style:display-name="Master1-Layout10-vertTx-Titel-und-vertikaler-Text~LT~Gliederung 2" style:family="paragraph" style:parent-style-name="Master1-Layout10-vertTx-Titel-und-vertikaler-Text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Titel-und-vertikaler-Text_7e_LT_7e_Gliederung_20_3" style:display-name="Master1-Layout10-vertTx-Titel-und-vertikaler-Text~LT~Gliederung 3" style:family="paragraph" style:parent-style-name="Master1-Layout10-vertTx-Titel-und-vertikaler-Text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Titel-und-vertikaler-Text_7e_LT_7e_Gliederung_20_4" style:display-name="Master1-Layout10-vertTx-Titel-und-vertikaler-Text~LT~Gliederung 4" style:family="paragraph" style:parent-style-name="Master1-Layout10-vertTx-Titel-und-vertikaler-Text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el-und-vertikaler-Text_7e_LT_7e_Gliederung_20_5" style:display-name="Master1-Layout10-vertTx-Titel-und-vertikaler-Text~LT~Gliederung 5" style:family="paragraph" style:parent-style-name="Master1-Layout10-vertTx-Titel-und-vertikaler-Text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el-und-vertikaler-Text_7e_LT_7e_Gliederung_20_6" style:display-name="Master1-Layout10-vertTx-Titel-und-vertikaler-Text~LT~Gliederung 6" style:family="paragraph" style:parent-style-name="Master1-Layout10-vertTx-Titel-und-vertikaler-Text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el-und-vertikaler-Text_7e_LT_7e_Gliederung_20_7" style:display-name="Master1-Layout10-vertTx-Titel-und-vertikaler-Text~LT~Gliederung 7" style:family="paragraph" style:parent-style-name="Master1-Layout10-vertTx-Titel-und-vertikaler-Text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el-und-vertikaler-Text_7e_LT_7e_Gliederung_20_8" style:display-name="Master1-Layout10-vertTx-Titel-und-vertikaler-Text~LT~Gliederung 8" style:family="paragraph" style:parent-style-name="Master1-Layout10-vertTx-Titel-und-vertikaler-Text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el-und-vertikaler-Text_7e_LT_7e_Gliederung_20_9" style:display-name="Master1-Layout10-vertTx-Titel-und-vertikaler-Text~LT~Gliederung 9" style:family="paragraph" style:parent-style-name="Master1-Layout10-vertTx-Titel-und-vertikaler-Text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el-und-vertikaler-Text_7e_LT_7e_Titel" style:display-name="Master1-Layout10-vertTx-Titel-und-vertikaler-Tex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Titel-und-vertikaler-Text_7e_LT_7e_Untertitel" style:display-name="Master1-Layout10-vertTx-Titel-und-vertikaler-Tex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Titel-und-vertikaler-Text_7e_LT_7e_Notizen" style:display-name="Master1-Layout10-vertTx-Titel-und-vertikaler-Text~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Titel-und-vertikaler-Text_7e_LT_7e_Hintergrundobjekte" style:display-name="Master1-Layout10-vertTx-Titel-und-vertikaler-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Titel-und-vertikaler-Text_7e_LT_7e_Hintergrund" style:display-name="Master1-Layout10-vertTx-Titel-und-vertikaler-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Vertikaler-Titel-und-Text_7e_LT_7e_Gliederung_20_1" style:display-name="Master1-Layout11-vertTitleAndTx-Vertikaler-Titel-und-Text~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Vertikaler-Titel-und-Text_7e_LT_7e_Gliederung_20_2" style:display-name="Master1-Layout11-vertTitleAndTx-Vertikaler-Titel-und-Text~LT~Gliederung 2" style:family="paragraph" style:parent-style-name="Master1-Layout11-vertTitleAndTx-Vertikaler-Titel-und-Text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Vertikaler-Titel-und-Text_7e_LT_7e_Gliederung_20_3" style:display-name="Master1-Layout11-vertTitleAndTx-Vertikaler-Titel-und-Text~LT~Gliederung 3" style:family="paragraph" style:parent-style-name="Master1-Layout11-vertTitleAndTx-Vertikaler-Titel-und-Text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Vertikaler-Titel-und-Text_7e_LT_7e_Gliederung_20_4" style:display-name="Master1-Layout11-vertTitleAndTx-Vertikaler-Titel-und-Text~LT~Gliederung 4" style:family="paragraph" style:parent-style-name="Master1-Layout11-vertTitleAndTx-Vertikaler-Titel-und-Text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kaler-Titel-und-Text_7e_LT_7e_Gliederung_20_5" style:display-name="Master1-Layout11-vertTitleAndTx-Vertikaler-Titel-und-Text~LT~Gliederung 5" style:family="paragraph" style:parent-style-name="Master1-Layout11-vertTitleAndTx-Vertikaler-Titel-und-Text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kaler-Titel-und-Text_7e_LT_7e_Gliederung_20_6" style:display-name="Master1-Layout11-vertTitleAndTx-Vertikaler-Titel-und-Text~LT~Gliederung 6" style:family="paragraph" style:parent-style-name="Master1-Layout11-vertTitleAndTx-Vertikaler-Titel-und-Text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kaler-Titel-und-Text_7e_LT_7e_Gliederung_20_7" style:display-name="Master1-Layout11-vertTitleAndTx-Vertikaler-Titel-und-Text~LT~Gliederung 7" style:family="paragraph" style:parent-style-name="Master1-Layout11-vertTitleAndTx-Vertikaler-Titel-und-Text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kaler-Titel-und-Text_7e_LT_7e_Gliederung_20_8" style:display-name="Master1-Layout11-vertTitleAndTx-Vertikaler-Titel-und-Text~LT~Gliederung 8" style:family="paragraph" style:parent-style-name="Master1-Layout11-vertTitleAndTx-Vertikaler-Titel-und-Text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kaler-Titel-und-Text_7e_LT_7e_Gliederung_20_9" style:display-name="Master1-Layout11-vertTitleAndTx-Vertikaler-Titel-und-Text~LT~Gliederung 9" style:family="paragraph" style:parent-style-name="Master1-Layout11-vertTitleAndTx-Vertikaler-Titel-und-Text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kaler-Titel-und-Text_7e_LT_7e_Titel" style:display-name="Master1-Layout11-vertTitleAndTx-Vertikaler-Titel-und-Tex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Vertikaler-Titel-und-Text_7e_LT_7e_Untertitel" style:display-name="Master1-Layout11-vertTitleAndTx-Vertikaler-Titel-und-Tex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Vertikaler-Titel-und-Text_7e_LT_7e_Notizen" style:display-name="Master1-Layout11-vertTitleAndTx-Vertikaler-Titel-und-Text~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Vertikaler-Titel-und-Text_7e_LT_7e_Hintergrundobjekte" style:display-name="Master1-Layout11-vertTitleAndTx-Vertikaler-Titel-und-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Vertikaler-Titel-und-Text_7e_LT_7e_Hintergrund" style:display-name="Master1-Layout11-vertTitleAndTx-Vertikaler-Titel-und-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Drawing_20_Style" style:display-name="Default Drawing Style"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Absatz-Standardschriftart" style:family="text"/>
    <style:style style:name="WW_5f_CharLFO2LVL1" style:display-name="WW_CharLFO2LVL1" style:family="text">
      <style:text-properties style:font-name="Liberation Serif" fo:font-family="'Liberation Serif'" style:font-family-generic="roman" style:font-pitch="variable"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WW_5f_CharLFO2LVL2" style:display-name="WW_CharLFO2LVL2"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Liberation Serif" fo:font-family="'Liberation Serif'" style:font-family-generic="roman" style:font-pitch="variable" style:font-name-asian="Arial Unicode MS" style:font-family-asian="'Arial Unicode MS'" style:font-family-generic-asian="system" style:font-pitch-asian="variable" style:font-name-complex="Mangal" style:font-family-complex="Mangal" style:font-family-generic-complex="roman" style:font-pitch-complex="variable"/>
    </style:style>
    <style:style style:name="WW_5f_CharLFO4LVL2" style:display-name="WW_CharLFO4LVL2"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1.2$MacOSX_X86_64 LibreOffice_project/87b77fad49947c1441b67c559c339af8f3517e22</meta:generator>
    <meta:creation-date>2017-10-09T09:47:00Z</meta:creation-date>
    <dc:date>2022-01-06T13:35:39.346822477</dc:date>
    <meta:editing-cycles>100</meta:editing-cycles>
    <meta:editing-duration>PT8H59M34S</meta:editing-duration>
    <meta:document-statistic meta:table-count="2" meta:image-count="0" meta:object-count="0" meta:page-count="5" meta:paragraph-count="44" meta:word-count="735" meta:character-count="5280" meta:non-whitespace-character-count="4581"/>
    <meta:template xlink:type="simple" xlink:actuate="onRequest" xlink:title="" xlink:href="../../../Desktop/%25C3%259Cbungen-BSI-Untershcied-WindowsLINUX.odt/Normal.dotm"/>
  </office:meta>
</office:document-meta>
</file>